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18:04:21.666758220</meta:creation-date>
    <meta:document-statistic meta:object-count="0"/>
    <meta:generator>LibreOffice/7.1.2.2$Linux_X86_64 LibreOffice_project/10$Build-2</meta:generator>
  </office:meta>
</office:document-meta>
</file>